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left="0.635cm" fo:margin-right="0cm" fo:margin-top="0cm" fo:margin-bottom="0cm" loext:contextual-spacing="false" style:line-height-at-least="0.55cm" fo:text-align="justify" style:justify-single-word="false" fo:text-indent="0cm" style:auto-text-indent="false" style:vertical-align="baseline"/>
    </style:style>
    <style:style style:name="P2" style:family="paragraph" style:parent-style-name="Heading_20_2">
      <style:paragraph-properties fo:margin-left="0.635cm" fo:margin-right="0cm" fo:margin-top="0cm" fo:margin-bottom="0cm" loext:contextual-spacing="false" style:line-height-at-least="0.55cm" fo:text-align="justify" style:justify-single-word="false" fo:text-indent="0cm" style:auto-text-indent="false"/>
      <style:text-properties style:font-name="Calibri" fo:font-size="11pt" fo:language="fi" fo:country="FI" style:font-size-asian="11pt" style:font-name-complex="F" style:font-size-complex="11pt"/>
    </style:style>
    <style:style style:name="P3" style:family="paragraph" style:parent-style-name="Heading_20_2">
      <style:paragraph-properties fo:margin-left="0.635cm" fo:margin-right="0cm" fo:margin-top="0cm" fo:margin-bottom="0cm" loext:contextual-spacing="false" style:line-height-at-least="0.55cm" fo:text-align="justify" style:justify-single-word="false" fo:text-indent="0cm" style:auto-text-indent="false"/>
      <style:text-properties style:font-name="Calibri" fo:font-size="11pt" style:font-size-asian="11pt" style:font-name-complex="F" style:font-size-complex="11pt"/>
    </style:style>
    <style:style style:name="P4" style:family="paragraph" style:parent-style-name="Heading_20_2">
      <style:paragraph-properties fo:margin-left="0.635cm" fo:margin-right="0cm" fo:margin-top="0cm" fo:margin-bottom="0cm" loext:contextual-spacing="false" style:line-height-at-least="0.635cm" fo:text-align="justify" style:justify-single-word="false" fo:text-indent="0cm" style:auto-text-indent="false"/>
    </style:style>
    <style:style style:name="P5" style:family="paragraph" style:parent-style-name="Heading_20_2">
      <style:paragraph-properties fo:margin-left="0.635cm" fo:margin-right="0cm" fo:margin-top="0cm" fo:margin-bottom="0cm" loext:contextual-spacing="false" style:line-height-at-least="0.635cm" fo:text-align="justify" style:justify-single-word="false" fo:text-indent="0cm" style:auto-text-indent="false" style:vertical-align="baseline"/>
    </style:style>
    <style:style style:name="P6" style:family="paragraph" style:parent-style-name="Heading_20_2" style:master-page-name="Standard">
      <style:paragraph-properties fo:margin-left="0.635cm" fo:margin-right="0cm" fo:margin-top="0cm" fo:margin-bottom="0cm" loext:contextual-spacing="false" style:line-height-at-least="0.55cm" fo:text-align="justify" style:justify-single-word="false" fo:text-indent="0cm" style:auto-text-indent="false" style:page-number="auto"/>
    </style:style>
    <style:style style:name="P7" style:family="paragraph" style:parent-style-name="Normal_20__28_Web_29_">
      <style:paragraph-properties fo:margin-left="0.635cm" fo:margin-right="0cm" fo:margin-top="0cm" fo:margin-bottom="0cm" loext:contextual-spacing="false" style:line-height-at-least="0.804cm" fo:text-align="justify" style:justify-single-word="false" fo:text-indent="0cm" style:auto-text-indent="false"/>
    </style:style>
    <style:style style:name="P8" style:family="paragraph" style:parent-style-name="Normal_20__28_Web_29_">
      <style:paragraph-properties fo:margin-left="0.635cm" fo:margin-right="0cm" fo:margin-top="0cm" fo:margin-bottom="0cm" loext:contextual-spacing="false" style:line-height-at-least="0.804cm" fo:text-align="justify" style:justify-single-word="false" fo:text-indent="0cm" style:auto-text-indent="false" style:vertical-align="baseline"/>
    </style:style>
    <style:style style:name="P9" style:family="paragraph" style:parent-style-name="Normal_20__28_Web_29_">
      <style:paragraph-properties fo:margin-left="0.635cm" fo:margin-right="0cm" fo:margin-top="0cm" fo:margin-bottom="0cm" loext:contextual-spacing="false" style:line-height-at-least="0.804cm" fo:text-align="justify" style:justify-single-word="false" fo:text-indent="0cm" style:auto-text-indent="false"/>
      <style:text-properties style:font-name="Calibri" fo:font-size="11pt" fo:language="fi" fo:country="FI" style:font-size-asian="11pt" style:font-name-complex="F" style:font-size-complex="11pt"/>
    </style:style>
    <style:style style:name="P10" style:family="paragraph" style:parent-style-name="Normal_20__28_Web_29_">
      <style:paragraph-properties fo:margin-left="0.635cm" fo:margin-right="0cm" fo:margin-top="0.494cm" fo:margin-bottom="0.494cm" loext:contextual-spacing="false" fo:text-indent="0cm" style:auto-text-indent="false"/>
    </style:style>
    <style:style style:name="P11" style:family="paragraph" style:parent-style-name="Normal_20__28_Web_29_">
      <style:paragraph-properties fo:margin-left="0.635cm" fo:margin-right="0cm" fo:margin-top="0.494cm" fo:margin-bottom="0.494cm" loext:contextual-spacing="false" fo:text-indent="0cm" style:auto-text-indent="false"/>
      <style:text-properties fo:font-weight="normal" style:font-weight-asian="normal" style:font-weight-complex="normal"/>
    </style:style>
    <style:style style:name="P12" style:family="paragraph" style:parent-style-name="Normal_20__28_Web_29_">
      <style:paragraph-properties fo:margin-top="0.494cm" fo:margin-bottom="0cm" loext:contextual-spacing="false"/>
      <style:text-properties style:font-name-complex="F"/>
    </style:style>
    <style:style style:name="P13" style:family="paragraph" style:parent-style-name="Normal_20__28_Web_29_">
      <loext:graphic-properties draw:fill="solid" draw:fill-color="#ffffff"/>
      <style:paragraph-properties fo:margin-top="0cm" fo:margin-bottom="0cm" loext:contextual-spacing="false" style:line-height-at-least="0.804cm" fo:background-color="#ffffff"/>
      <style:text-properties style:font-name="Calibri" fo:font-size="11pt" style:font-size-asian="11pt" style:font-name-complex="F" style:font-size-complex="11pt"/>
    </style:style>
    <style:style style:name="P14" style:family="paragraph" style:parent-style-name="Normal_20__28_Web_29_">
      <style:paragraph-properties fo:margin-top="0cm" fo:margin-bottom="0cm" loext:contextual-spacing="false" style:line-height-at-least="0.804cm"/>
      <style:text-properties style:font-name="Calibri" fo:font-size="11pt" style:font-size-asian="11pt" style:font-name-complex="F" style:font-size-complex="11pt"/>
    </style:style>
    <style:style style:name="P15" style:family="paragraph" style:parent-style-name="Normal_20__28_Web_29_">
      <loext:graphic-properties draw:fill="solid" draw:fill-color="#ffffff"/>
      <style:paragraph-properties fo:margin-top="0cm" fo:margin-bottom="0cm" loext:contextual-spacing="false" style:line-height-at-least="0.804cm" fo:background-color="#ffffff" style:vertical-align="baseline"/>
      <style:text-properties style:font-name="Calibri" fo:font-size="11pt" style:font-size-asian="11pt" style:font-name-complex="Calibri1" style:font-size-complex="11pt"/>
    </style:style>
    <style:style style:name="P16" style:family="paragraph" style:parent-style-name="Normal_20__28_Web_29_">
      <style:paragraph-properties fo:margin-top="0cm" fo:margin-bottom="0cm" loext:contextual-spacing="false" style:line-height-at-least="0.804cm" style:vertical-align="baseline"/>
      <style:text-properties style:font-name="Calibri" fo:font-size="11pt" style:font-size-asian="11pt" style:font-name-complex="Calibri1" style:font-size-complex="11pt"/>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fo:line-height="0%" fo:text-align="justify" style:justify-single-word="false"/>
      <style:text-properties fo:language="fi" fo:country="FI"/>
    </style:style>
    <style:style style:name="P19" style:family="paragraph" style:parent-style-name="Standard">
      <style:paragraph-properties fo:margin-top="0cm" fo:margin-bottom="0cm" loext:contextual-spacing="false" fo:text-align="justify" style:justify-single-word="false"/>
      <style:text-properties fo:language="fi" fo:country="FI"/>
    </style:style>
    <style:style style:name="P20" style:family="paragraph" style:parent-style-name="Standard">
      <style:paragraph-properties fo:margin-top="0cm" fo:margin-bottom="0cm" loext:contextual-spacing="false" fo:text-align="justify" style:justify-single-word="false"/>
    </style:style>
    <style:style style:name="P21" style:family="paragraph" style:parent-style-name="Standard">
      <style:paragraph-properties fo:margin-top="0cm" fo:margin-bottom="0cm" loext:contextual-spacing="false"/>
      <style:text-properties style:font-name-complex="Calibri1"/>
    </style:style>
    <style:style style:name="P22" style:family="paragraph" style:parent-style-name="Standard">
      <style:paragraph-properties fo:margin-top="0cm" fo:margin-bottom="0cm" loext:contextual-spacing="false" fo:line-height="0%" fo:text-align="justify" style:justify-single-word="false" style:vertical-align="baseline"/>
      <style:text-properties style:font-name-complex="Calibri1"/>
    </style:style>
    <style:style style:name="P23" style:family="paragraph" style:parent-style-name="Standard">
      <style:paragraph-properties fo:margin-top="0cm" fo:margin-bottom="0cm" loext:contextual-spacing="false" fo:text-align="justify" style:justify-single-word="false"/>
      <style:text-properties style:font-name-complex="Calibri1"/>
    </style:style>
    <style:style style:name="P24" style:family="paragraph" style:parent-style-name="Standard">
      <style:paragraph-properties fo:margin-top="0cm" fo:margin-bottom="0cm" loext:contextual-spacing="false"/>
      <style:text-properties fo:background-color="#ffffff" style:font-name-complex="Calibri1"/>
    </style:style>
    <style:style style:name="P25" style:family="paragraph" style:parent-style-name="Standard">
      <style:paragraph-properties fo:margin-left="0.635cm" fo:margin-right="0cm" fo:margin-top="0cm" fo:margin-bottom="0cm" loext:contextual-spacing="false" fo:text-indent="0cm" style:auto-text-indent="false"/>
    </style:style>
    <style:style style:name="P26"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margin-top="0.494cm" fo:margin-bottom="0.494cm" loext:contextual-spacing="false" fo:line-height="100%" fo:text-indent="0cm" style:auto-text-indent="false"/>
    </style:style>
    <style:style style:name="T1" style:family="text">
      <style:text-properties style:font-name="Calibri" fo:font-size="11pt" fo:language="fi" fo:country="FI" style:font-size-asian="11pt" style:font-name-complex="F" style:font-size-complex="11pt"/>
    </style:style>
    <style:style style:name="T2" style:family="text">
      <style:text-properties style:font-name="Calibri" fo:font-size="11pt" fo:language="fi" fo:country="FI" style:font-name-asian="F" style:font-size-asian="11pt" style:font-name-complex="F" style:font-size-complex="11pt"/>
    </style:style>
    <style:style style:name="T3" style:family="text">
      <style:text-properties style:font-name="Calibri" fo:font-size="11pt" fo:font-weight="normal" style:font-name-asian="F" style:font-size-asian="11pt" style:font-weight-asian="normal" style:font-name-complex="F" style:font-size-complex="11pt" style:font-weight-complex="normal"/>
    </style:style>
    <style:style style:name="T4" style:family="text">
      <style:text-properties style:font-name="Calibri" fo:font-size="11pt" style:font-size-asian="11pt" style:font-name-complex="Calibri1" style:font-size-complex="11pt"/>
    </style:style>
    <style:style style:name="T5" style:family="text">
      <style:text-properties style:font-name="Calibri" fo:font-size="11pt" fo:letter-spacing="0.026cm" style:font-size-asian="11pt" style:font-name-complex="Calibri1" style:font-size-complex="11pt"/>
    </style:style>
    <style:style style:name="T6" style:family="text">
      <style:text-properties style:font-name="Calibri" fo:font-size="11pt" fo:font-weight="bold" style:font-size-asian="11pt" style:font-weight-asian="bold" style:font-name-complex="Calibri1" style:font-size-complex="11pt" style:font-weight-complex="bold"/>
    </style:style>
    <style:style style:name="T7" style:family="text">
      <style:text-properties style:font-name="Calibri" fo:language="fi" fo:country="FI" style:font-name-asian="F" style:font-name-complex="F"/>
    </style:style>
    <style:style style:name="T8" style:family="text">
      <style:text-properties style:font-name="Calibri" style:font-name-asian="F" style:font-name-complex="F"/>
    </style:style>
    <style:style style:name="T9" style:family="text">
      <style:text-properties fo:language="fi" fo:country="FI"/>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Times New Roman" fo:font-size="12pt" fo:font-weight="bold" style:font-name-asian="Times New Roman1" style:font-size-asian="12pt" style:language-asian="nb" style:country-asian="NO" style:font-weight-asian="bold" style:font-name-complex="Times New Roman1" style:font-size-complex="12pt" style:font-weight-complex="bold"/>
    </style:style>
    <style:style style:name="T13" style:family="text">
      <style:text-properties style:font-name="Times New Roman" fo:font-size="12pt" style:font-name-asian="Times New Roman1" style:font-size-asian="12pt" style:language-asian="nb" style:country-asian="NO" style:font-name-complex="Times New Roman1" style:font-size-complex="12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use-window-font-color="true" style:font-name="Calibri" fo:font-size="11pt" style:font-size-asian="11pt" style:font-name-complex="Calibri1" style:font-size-complex="11pt" loext:padding="0cm" loext:border="none"/>
    </style:style>
    <style:style style:name="T16" style:family="text">
      <style:text-properties style:use-window-font-color="true" style:font-name="Calibri" fo:font-size="11pt" fo:letter-spacing="0.026cm" style:text-underline-style="none" style:font-size-asian="11pt" style:font-name-complex="Calibri1" style:font-size-complex="11pt" loext:padding="0cm" loext:border="none"/>
    </style:style>
    <style:style style:name="T17" style:family="text">
      <style:text-properties style:font-name-complex="Calibri1"/>
    </style:style>
    <style:style style:name="T18" style:family="text">
      <style:text-properties style:font-name-complex="Calibri1"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bookmark text:name="_GoBack"/><text:span text:style-name="T1">Kunka BookBites toimii? </text:span></text:h>
      <text:h text:style-name="P2" text:outline-level="2"/>
      <text:p text:style-name="P7"><text:span text:style-name="T7">Tässä sie saat vähäisen appuu sen kans ette alkkaat BookBitesin</text:span><text:span text:style-name="T2">!</text:span><text:span text:style-name="T1"> Lissää infoo löyttyy biblioteekkisentraalin nettilajoilta. Tiesitkö ette?... BookBites piethään nyt kokonhansa kaheksen Norjan yhessätoista fylkissä? </text:span></text:p>
      <text:p text:style-name="P9"/>
      <text:p text:style-name="P18"/>
      <text:h text:style-name="P4" text:outline-level="2"><text:span text:style-name="T1">Tiesitkö ette?... Oppimisen ja lukemisen assiintunttiijat oon yhtheistyössä eistänheet BookBitesin. </text:span></text:h>
      <text:p text:style-name="P19"/>
      <text:p text:style-name="P25"><text:span text:style-name="T9">E-kirjat kaikile</text:span></text:p>
      <text:p text:style-name="P25"><text:span text:style-name="T9">Apissa BookBites sie saatat löyttäät ilmaiset e-kirjat koko perheele. Sie tarvittet tyhä lainauskortin. </text:span></text:p>
      <text:p text:style-name="P25"><text:span text:style-name="T9">Tykkäätkö sie ette oon enämen ilmaa linjoitten välissä tahi paljon tekstii jokhaisella laiala? BookBitesissa sie määräät itte kunka teksti pittää näyttäät! </text:span></text:p>
      <text:p text:style-name="P25"><text:span text:style-name="T9">ENÄMEN BOOKBITESISTA [lenkki] </text:span></text:p>
      <text:p text:style-name="P25"><text:span text:style-name="T9">Uuet kirjat joka kuukausi</text:span></text:p>
      <text:p text:style-name="P25"><text:span text:style-name="T9">Met ostama uussii kirjoi ushein, sekä lapsile, nuorile ja raavhaile. Kaippaatko sie jotaki? Anna meile tipsin! </text:span></text:p>
      <text:p text:style-name="P25"><text:span text:style-name="T9">Katto filmii ilmaiseksi</text:span></text:p>
      <text:p text:style-name="P25"><text:span text:style-name="T9">Katto lyhykäisfilmii ja dokumentaarifilmii ilmaiseksi sinun lainauskortila. Sie lokkaat sisäle lainausnumerola ja PIN-koodila jokka saat biblioteekilta. </text:span></text:p>
      <text:p text:style-name="P25">Ala filmin! </text:p>
      <text:p text:style-name="P25">KATTO FILMBIB.NO:SSA </text:p>
      <text:p text:style-name="P25">Paljon genreitä! </text:p>
      <text:p text:style-name="P25">BookBitesissa sie löyät muun myötä krimmii, humoorii, faktakirjoi, histooriilaissii rommaanii ja biograafiita! </text:p>
      <text:p text:style-name="P25"/>
      <text:p text:style-name="P25"><text:soft-page-break/>“Etulaita”- eli nettilaian etulaita</text:p>
      <text:p text:style-name="P25">“Digitaalinen palvelu” </text:p>
      <text:p text:style-name="P25">“Lainausreekelit” </text:p>
      <text:p text:style-name="P25"/>
      <text:p text:style-name="P25"/>
      <text:p text:style-name="P20"/>
      <text:p text:style-name="P25">Nasjunaali lainauskortti</text:p>
      <text:p text:style-name="P10"><text:span text:style-name="Strong">Mitä: </text:span><text:span text:style-name="Strong"><text:span text:style-name="T10">Nasjunaali lainauskortti oon lainauskortti mitä sie saatat pittäät kaikissa norjalaisissa biblioteekissa. Se oon iso maholisuus siitä ette sinun tavalinen lainauskortti oon nasjunaali lainauskortti. Lisäksi oon muutamppii palvelui netissä mihin sie tarvittet nasjunaalii lainauskortti jos halluut päästä pitämhään niitä, esimerkiksi Filmbib, missä kaikki kekkä oon Norjassa saatethaan kattoot filmii ilmaiseksi. Kortti oon ilmainen. </text:span></text:span></text:p>
      <text:p text:style-name="P10"><text:span text:style-name="Strong">Kunka mie saan sen? </text:span><text:span text:style-name="Strong"><text:span text:style-name="T10">Katto ensistä oonko sinun lainauskortti nasjunaali lainauskortti täälä: </text:span></text:span><text:a xlink:type="simple" xlink:href="https://fl.lanekortet.no/laanekort/innsyn.php" text:style-name="Internet_20_link" text:visited-style-name="Visited_20_Internet_20_Link">https://fl.lanekortet.no/laanekort/innsyn.php</text:a></text:p>
      <text:p text:style-name="P10">Sie saatat netin kautta hankkiit nasjunaalin lainauskortin täältä: <text:a xlink:type="simple" xlink:href="https://fl.lanekortet.no/laanekort/innsyn.php" text:style-name="Internet_20_link" text:visited-style-name="Visited_20_Internet_20_Link">https://fl.lanekortet.no/laanekort/innsyn.php</text:a></text:p>
      <text:p text:style-name="P10">Sen jälkhiin ko sinula oon digitaalinen lainauskortti se sittoo sinun paikalisheen biblioteekkhiin, ja sie pääset lukemhaan heän ilmaissii e-kirjoi. </text:p>
      <text:p text:style-name="P10"><text:span text:style-name="Strong">Lenkki: </text:span>Täälä oon enämen informasjuunii nasjunaalista lainauskortista: <text:a xlink:type="simple" xlink:href="https://www.lanekortet.no/" text:style-name="Internet_20_link" text:visited-style-name="Visited_20_Internet_20_Link">https://www.lanekortet.no/</text:a></text:p>
      <text:p text:style-name="P17"/>
      <text:p text:style-name="P25">Filmit <text:s/></text:p>
      <text:p text:style-name="P10"><text:span text:style-name="Strong">Mitä: </text:span><text:span text:style-name="Strong"><text:span text:style-name="T10">Filmoteekilä sie saatat kattoot norjalaissii, pohjaismaalaissii, eurooppalaissii ja kanssoinvälissii titteliitä lapsile, nuorile, perheile, raavhoile ja senioriile. Sie löyät kaikki isoista Oscar-voittaajiista ja niin sanotuista blockbusteriista (“hyvinmyytyistä”) klassikoihin, filmatiseeratthuin kirjhoin, ja arthaus/independent-kategoriin filmhiin. </text:span></text:span></text:p>
      <text:p text:style-name="P10"><text:span text:style-name="Strong">Kunka mie pääsen siihen? </text:span><text:span text:style-name="Strong"><text:span text:style-name="T10">Piä sinun nasjunaalii lainauskorttii (lainauskortin numero+pin-koodi) jos halluut lainata filmin. Ko lainaat filmin niin se oon sautettavissa 48 tiimassa ja saatethaan kattoot sitä kaikila plattformiilta, kaikissa opphaissa nettilukkijoissa. Lisäksi saatat helposti siirttäät filmin isomale särmile/TV:le Airplayn ja Chromecastin kautta. </text:span></text:span></text:p>
      <text:p text:style-name="P10"><text:span text:style-name="Strong">Lenkki: </text:span><text:a xlink:type="simple" xlink:href="http://www.filmoteket.no" text:style-name="Internet_20_link" text:visited-style-name="Visited_20_Internet_20_Link">www.filmoteket.no</text:a><text:span text:style-name="Strong"><text:span text:style-name="T10"> . </text:span></text:span></text:p>
      <text:p text:style-name="P11"><text:span text:style-name="Strong"/></text:p>
      <text:p text:style-name="P11"><text:span text:style-name="Strong"/></text:p>
      <text:p text:style-name="P25">Eeventyyri</text:p>
      <text:p text:style-name="P10"><text:span text:style-name="Strong">Mitä: </text:span><text:span text:style-name="Strong"><text:span text:style-name="T10">Lukuloukko oon nettibaseerattu eeventyyriportaali 22 kielelä missä oon lastenlaului, karaoke ja muutamppii aktiviteetti. Siihen pääset tasan PC:lä, Macilä, nettipretala tahi kosketustelefuunila. Ota yhtheyttä meihin biblioteekissa niin ette saat päälelokkausinformasjuunin. </text:span></text:span></text:p>
      <text:p text:style-name="P10"><text:soft-page-break/><text:span text:style-name="Strong">Kunka mie pääsen siihen? </text:span>Ota yhtheyttä biblioteekkhiin niin ette saat päälelokkausinformasjuunin. </text:p>
      <text:p text:style-name="P10"><text:span text:style-name="Strong">Lenkki:</text:span> <text:a xlink:type="simple" xlink:href="https://lesekroken.no/" text:style-name="Internet_20_link" text:visited-style-name="Visited_20_Internet_20_Link">https://lesekroken.no/</text:a></text:p>
      <text:p text:style-name="P10"/>
      <text:p text:style-name="P10"><text:span text:style-name="T8">Terfheysinformasjuuni</text:span></text:p>
      <text:p text:style-name="P10"><text:span text:style-name="T11">Mitä: </text:span>Helsebiblioteket.no anttaa kaikile maan sisälä pääsyn artikkelhiin, tutkimukshiin ja kvaliteettivarmistetthuin terfheysinformasjuunhiin. Sie saatat kans löyttäät informasjuunii mitä oon kirjoitettu pasientiile ja eesvastuulisile. Sie löyät enemän informasjuunii biblioteekissä sen sijhaan ko olet kotona privaattipersoonana. </text:p>
      <text:p text:style-name="P10">Terfheystyöntekkiijä? Sitte sie saatat rekistreerata ittesti ja saaha pääsyn koko Terfheysbiblioteekile. </text:p>
      <text:p text:style-name="P10"><text:span text:style-name="T11">Kunka mie pääsen siihen? </text:span>Suorhaan Terfheysbiblioteekin nettilaian kautta</text:p>
      <text:p text:style-name="P10"><text:span text:style-name="T11">Lenkki: </text:span><text:a xlink:type="simple" xlink:href="https://helsebiblioteket.no" text:style-name="Internet_20_link" text:visited-style-name="Visited_20_Internet_20_Link">https://helsebiblioteket.no</text:a></text:p>
      <text:p text:style-name="P12"/>
      <text:p text:style-name="P11"><text:span text:style-name="Strong"/></text:p>
      <text:p text:style-name="P10"><text:span text:style-name="Strong"><text:span text:style-name="T3">E-kirjat ja e-äänikirjat usseela kielelä </text:span></text:span></text:p>
      <text:p text:style-name="P10"><text:span text:style-name="Strong">Mitä:</text:span> <text:s/>Mailmanbiblioteekistä sie löyät e-kirjat ja e-äänikirjat usseela kielelä, esimerkiksi puolan, arabian ja somaalin kielilä. </text:p>
      <text:p text:style-name="P10"><text:span text:style-name="Strong">Kunka mie pääsen siihen? <text:s/></text:span>Mailmanbiblioteekissa oon osa Norjan ja Ruottin biblioteekiistä, ja sen maksaa staatti ja komuuni. Siksi oon ilmaista pittäät sitä. Laita kontun sinun e-postiadressila, lokkaa sisäle ja kuuntele. Silloin ko sie halluut, niin paljon ko tahot. </text:p>
      <text:p text:style-name="P10"><text:span text:style-name="Strong">Lenkki:</text:span> <text:a xlink:type="simple" xlink:href="https://verdensbiblioteket.no/" text:style-name="Internet_20_link" text:visited-style-name="Visited_20_Internet_20_Link">https://verdensbiblioteket.no/</text:a></text:p>
      <text:p text:style-name="P17"/>
      <text:p text:style-name="P27">BookBites: E-kirjoin Appi </text:p>
      <text:p text:style-name="P28"><text:span text:style-name="T12">Mitä:</text:span><text:span text:style-name="T13"> BookBites oon appi missä sie saatat lukkeet e-kirjoi mikkä biblioteekki ostaa sisäle. Täältä sie löyät paljon uussii, jännittääviitä kirjoi kohta kaikkiin genreitten sisälä. </text:span></text:p>
      <text:p text:style-name="P28"><text:span text:style-name="T12">Kunka mie pääsen siihen? </text:span><text:span text:style-name="T13">Sie saatat lastata alas apin ja lokata sisäle e-postiadressila. Sinula häyttyy olla lainauskortti jos halluut päästä kirjhoin. </text:span></text:p>
      <text:p text:style-name="P28"><text:span text:style-name="T12">Lenkki:</text:span><text:span text:style-name="T13"> Täältä sie saatat lastata alas apin: </text:span></text:p>
      <text:p text:style-name="P13"/>
      <text:p text:style-name="P25">Nasjunaalibiblioteekin E-kirjat</text:p>
      <text:p text:style-name="P10"><text:soft-page-break/><text:span text:style-name="Strong">Mitä</text:span>: Saatethaan lukkeet tuhanssii norjalaissii kirjoi ilmaiseksi netissä. Nasjunaalibiblioteekila oon sopimus norjalaisten forlaakiitten kans, mikä oon unikkii mailmassa. Het oon skannanheet kirjoi jokka kaikki kekkä oon Norjan sisälä saatethaan lukkeet. Se oon noin 250 000 kirjaa, ulosannettu vuoele 2000 saakka. <text:line-break/><text:span text:style-name="Strong">Kunka mie pääsen siihen?</text:span> Moni kirja oon ilmainen ja sautettavissa kaikile kekkä oon Norjassa. Uuemat kirjat saatethaan olla skannattu, mutta niitä ei vielä saateta lukkeet. <text:line-break/><text:span text:style-name="Strong">Lenkki:</text:span> <text:a xlink:type="simple" xlink:href="https://www.nb.no/search?mediatype=b%C3%B8ker" text:style-name="Internet_20_link" text:visited-style-name="Visited_20_Internet_20_Link">https://www.nb.no/search?mediatype=b%C3%B8ker&amp;viewability=ALL</text:a></text:p>
      <text:p text:style-name="P14"/>
      <text:p text:style-name="P25">Idunn: Faaki ja tutkimus</text:p>
      <text:p text:style-name="P10"><text:span text:style-name="Strong">Mitä: </text:span><text:span text:style-name="Strong"><text:span text:style-name="T10">Idunnista sie löyät faaki- ja tutkimusblaait ja kans <text:s/>tutkimuskirjat mikkä avvoimesti sautettavissa </text:span></text:span><text:span text:style-name="Strong"><text:span text:style-name="T14">(open access)</text:span></text:span><text:span text:style-name="Strong"><text:span text:style-name="T10">. Idunn oon Universiteettibiblioteekin digitaalinen plattformi. Sie saatat hakkeet ja lukkeet yli 32 000 kvaliteettivarmistettui aikablaaiartikkeliita ja kirjakapitteliita usseen faakialan sisälä. Uuet artikkelit, versjuunit, aikablaait ja kirjat lisäthään jatkuuvasti. </text:span></text:span></text:p>
      <text:p text:style-name="P10"><text:span text:style-name="Strong">Kunka mie pääsen siihen? </text:span>Sie pääset siihen ko olet biblioteekissä. Sie saatat pittäät biblioteekin pc:tä tahi biblioteekin langatonta nettii.</text:p>
      <text:p text:style-name="P10"><text:span text:style-name="Strong">Lenkki:</text:span> <text:a xlink:type="simple" xlink:href="https://www.idunn.no/" text:style-name="Internet_20_link" text:visited-style-name="Visited_20_Internet_20_Link">https://www.idunn.no/</text:a></text:p>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1" text:outline-level="2"><text:span text:style-name="T4">Hvordan virker Bookbites?</text:span></text:h>
      <text:p text:style-name="P8"><text:span text:style-name="T4">Her er litt hjelp for å komme i gang med Bookbites! Enda mer informasjon finner du på </text:span><text:a xlink:type="simple" xlink:href="https://www.bibsent.no/bibliotekprodukter/bookbites" office:target-frame-name="_blank" xlink:show="new" text:style-name="Internet_20_link" text:visited-style-name="Visited_20_Internet_20_Link"><text:span text:style-name="T15">nettsidene tiil Biblioteksentralen.</text:span></text:a><text:span text:style-name="Internet_20_link"><text:span text:style-name="T15"> <text:s/></text:span></text:span><text:a xlink:type="simple" xlink:href="https://dev.finnmarksbibliotekene.no/kv/e-kirjat/" text:style-name="Internet_20_link" text:visited-style-name="Visited_20_Internet_20_Link"><text:span text:style-name="T16">Visste du at?...</text:span></text:a><text:span text:style-name="T5"> </text:span><text:span text:style-name="T4">Bookbites nå brukes i hele åtte av Norges elleve fylker?</text:span></text:p>
      <text:p text:style-name="P22"/>
      <text:h text:style-name="P5" text:outline-level="2"><text:a xlink:type="simple" xlink:href="https://dev.finnmarksbibliotekene.no/kv/e-kirjat/" text:style-name="Internet_20_link" text:visited-style-name="Visited_20_Internet_20_Link"><text:span text:style-name="T16">Visste du at?...</text:span></text:a><text:span text:style-name="T4">Bookbites er utviklet i samarbeid med spesialister på læring og lesing?</text:span></text:h>
      <text:p text:style-name="P23"/>
      <text:p text:style-name="P25">E-bøker for alle</text:p>
      <text:p text:style-name="P25">I appen BookBites kan du finne gratis e-bøker for hele familien. Alt du trenger er et lånekort. </text:p>
      <text:p text:style-name="P25"><text:soft-page-break/>Liker du mer luft mellom linjnene, eller masse tekst på hver side? I BookBites bestemmer du selv hvordan teksten skal se ut!</text:p>
      <text:p text:style-name="P25">MER OM BOOKBITES [lenke]</text:p>
      <text:p text:style-name="P25">Nye bøker hver måned</text:p>
      <text:p text:style-name="P25">Vi kjøper inn nye bøker jevnlig, både for barn, ungdom og voksne. Savner du noe? Tips oss!</text:p>
      <text:p text:style-name="P25">Se filmer gratis </text:p>
      <text:p text:style-name="P25">Se kortfilmer og dokumentarfilmer gratis med ditt lånekort. Du logger deg inn med lånenummer og PIN-kode som du får på biblioteket.</text:p>
      <text:p text:style-name="P25">Snurr film!</text:p>
      <text:p text:style-name="P25">BESØK FILMBIB.NO</text:p>
      <text:p text:style-name="P25">Mange sjangre!</text:p>
      <text:p text:style-name="P25">I BookBites finner du blant annet krim, humor, faktabøker, historiske romaner og biografier!</text:p>
      <text:p text:style-name="P23"/>
      <text:p text:style-name="P23"/>
      <text:p text:style-name="P26"><text:span text:style-name="T17">«Forside»- altså nettstedets forside</text:span></text:p>
      <text:p text:style-name="P26"><text:span text:style-name="T17">«Digitale tjenester»</text:span></text:p>
      <text:p text:style-name="P26"><text:span text:style-name="T17">«Låneregler»</text:span></text:p>
      <text:p text:style-name="P23"/>
      <text:p text:style-name="P21"/>
      <text:p text:style-name="P25"><text:span text:style-name="T17">Nasjonalt lånekort</text:span></text:p>
      <text:p text:style-name="P10"><text:span text:style-name="Strong">Hva: </text:span>Nasjonalt lånekort er et lånekort som du kan bruke i alle norske bibliotek. Det er stor sjanse for at ditt vanlige lånekort er et nasjonalt lånekort. I tillegg er det noen tjenester på nett du må ha nasjonalt lånekort for å få tilgang til, f.eks. Filmbib, der alle i Norge kan se gratis filmer. Kortet er gratis.</text:p>
      <text:p text:style-name="P10"><text:span text:style-name="Strong">Hvordan får jeg det? </text:span>Sjekk først om ditt lånekort er et nasjonalt lånekort her: <text:a xlink:type="simple" xlink:href="https://fl.lanekortet.no/laanekort/innsyn.php" text:style-name="Internet_20_link" text:visited-style-name="Visited_20_Internet_20_Link">https://fl.lanekortet.no/laanekort/innsyn.php</text:a><text:span text:style-name="T11"><text:line-break/></text:span>Du kan skaffe deg nasjonalt lånekort via nettet: <text:a xlink:type="simple" xlink:href="https://nb.bib.no/cgi-bin/m2?mode=home" text:style-name="Internet_20_link" text:visited-style-name="Visited_20_Internet_20_Link">https://nb.bib.no/cgi-bin/m2?mode=home</text:a> Etter at du har fått et digitalt lånekort må det knyttes til ditt lokale bibliotek for f.eks. å få tilgang til deres gratis e-bøker.</text:p>
      <text:p text:style-name="P10"><text:span text:style-name="Strong">Lenke: </text:span>Her er mer informasjon om Nasjonalt lånekort: <text:a xlink:type="simple" xlink:href="https://www.lanekortet.no/" text:style-name="Internet_20_link" text:visited-style-name="Visited_20_Internet_20_Link">https://www.lanekortet.no/</text:a></text:p>
      <text:p text:style-name="P21"><text:soft-page-break/></text:p>
      <text:p text:style-name="P25"><text:span text:style-name="T17">Filmer </text:span></text:p>
      <text:p text:style-name="P10"><text:span text:style-name="Strong">Hva: </text:span>På Filmoteket kan du se norske, nordiske, europeiske  og internasjonale titler for barn, ungdom, familier, voksne og seniorer. Du finner alt fra store Oscar-vinnere og såkalte blockbustere (‘storselgere’) til klassikere, filmatiserte bøker, og filmer i arthaus/ independent-kategorien.</text:p>
      <text:p text:style-name="P10"><text:span text:style-name="Strong">Hvordan får jeg tilgang? </text:span>Bruk ditt nasjonale lånekort (lånekortnr + pin-kode) for å låne film. Ved lån er filmen tilgjengelig i 48 timer og kan sees på alle plattformer, i alle de kjente nettleserne og overføres enkelt til større skjerm/ TV via AirPlay og Chromecast.</text:p>
      <text:p text:style-name="P10"><text:span text:style-name="Strong">Lenke: </text:span><text:a xlink:type="simple" xlink:href="https://filmoteket.no/" office:target-frame-name="_blank" xlink:show="new" text:style-name="Internet_20_link" text:visited-style-name="Visited_20_Internet_20_Link">www.filmoteket.no</text:a>.</text:p>
      <text:p text:style-name="P21"/>
      <text:p text:style-name="P25"><text:span text:style-name="T17">Eventyr</text:span></text:p>
      <text:p text:style-name="P10"><text:span text:style-name="Strong">Hva: </text:span>Lesekroken er en nettbasert eventyrportal på 22 språk med barnesanger, karaoke og diverse aktiviteter. Alltid tilgjengelige fra PC, Mac, nettbrett eller Smarttelefon. Kontakt oss på biblioteket for å få påloggingsinformasjon.</text:p>
      <text:p text:style-name="P10"><text:span text:style-name="Strong">Hvordan får jeg tilgang? </text:span>Kontakt biblioteket for påloggingsinformasjon.</text:p>
      <text:p text:style-name="P10"><text:span text:style-name="Strong">Lenke:</text:span> https://lesekroken.no/</text:p>
      <text:p text:style-name="P24"/>
      <text:p text:style-name="P21"/>
      <text:p text:style-name="P25"><text:span text:style-name="T17">Helseinformasjon</text:span></text:p>
      <text:p text:style-name="P10"><text:span text:style-name="Strong">Hva:</text:span> Helsebiblioteket.no gir alle i landet tilgang til artikler, forskning og kvalitetssikret helseinformasjon. Du kan også finne informasjon skrevet for pasienter og pårørende. Du kan få tilgang til mer informasjon på biblioteket enn hjemme som privatperson.</text:p>
      <text:p text:style-name="P10">Helsepersonell? Da kan du registrere deg og få tilgang til hele Helsebiblioteket. Registrering og mer informasjon her: <text:a xlink:type="simple" xlink:href="https://www.helsebiblioteket.no/om-oss/oversikt-over-avtaler-og-tilgang-p%C3%A5-helsebiblioteket" text:style-name="Internet_20_link" text:visited-style-name="Visited_20_Internet_20_Link">https://www.helsebiblioteket.no/om-oss/oversikt-over-avtaler-og-tilgang-p%C3%A5-helsebiblioteket</text:a></text:p>
      <text:p text:style-name="P10"><text:span text:style-name="Strong">Hvordan får jeg tilgang? </text:span>Direkte via nettsiden til Helsebiblioteket</text:p>
      <text:p text:style-name="P10"><text:span text:style-name="Strong">Lenke:</text:span> <text:a xlink:type="simple" xlink:href="https://helsebiblioteket.no" text:style-name="Internet_20_link" text:visited-style-name="Visited_20_Internet_20_Link">https://helsebiblioteket.no</text:a></text:p>
      <text:p text:style-name="P21"/>
      <text:p text:style-name="P21"/>
      <text:p text:style-name="P10"><text:span text:style-name="T6">E-bøker og e-lydbøker på mange språk</text:span><text:span text:style-name="Strong"><text:span text:style-name="T4"> </text:span></text:span></text:p>
      <text:p text:style-name="P10"><text:span text:style-name="Strong">Hva:</text:span> I Verdensbiblioteket finner du e-bøker og e-lydbøker på mange språk, for eksempel polsk, arabisk og somali.</text:p>
      <text:p text:style-name="P10"><text:soft-page-break/><text:span text:style-name="Strong">Hvordan får jeg tilgang? </text:span>Verdensbiblioteket er en del av bibliotekene i Norge og Sverige, og er betalt av stat og kommune. Derfor er det gratis å bruke. Opprett en konto med e-postadressen din, logg inn for å lese og lytte. Når du vil, så mye du vil.</text:p>
      <text:p text:style-name="P10"><text:span text:style-name="Strong">Lenke:</text:span> <text:a xlink:type="simple" xlink:href="https://verdensbiblioteket.no/" text:style-name="Internet_20_link" text:visited-style-name="Visited_20_Internet_20_Link">https://verdensbiblioteket.no/</text:a></text:p>
      <text:p text:style-name="P21"/>
      <text:p text:style-name="P27"><text:span text:style-name="T17">BookBites: App for e-bøker</text:span></text:p>
      <text:p text:style-name="P28"><text:span text:style-name="T12">Hva:</text:span><text:span text:style-name="T13"> BookBites er appen der du kan lese e-bøkene som biblioteket kjøper inn. Her finner du mange nye, spennende bøker innen stort sett alle sjangre.</text:span></text:p>
      <text:p text:style-name="P28"><text:span text:style-name="T12">Hvordan får jeg tilgang? </text:span><text:span text:style-name="T13">Du kan laste ned appen og logge inn med en e-postadresse. Du må ha lånekort for å få tilgang til bøkene.</text:span></text:p>
      <text:p text:style-name="P28"><text:span text:style-name="T12">Lenke:</text:span><text:span text:style-name="T13"> Her kan du laste ned appen:</text:span></text:p>
      <text:p text:style-name="P15"/>
      <text:p text:style-name="P25"><text:span text:style-name="T18">E-bøker fra Nasjonalbiblioteket</text:span></text:p>
      <text:p text:style-name="P10"><text:span text:style-name="Strong">Hva</text:span>: Tusenvis av norske bøker kan leses helt gratis på nettet. Nasjonalbiblioteket har en avtale med norske forlag som er helt unik på verdensbasis. De har skannet bøker, som alle som befinner seg i Norge kan lese. Det er ca. 250 000 bøker, utgitt frem til år 2000.<text:line-break/><text:span text:style-name="Strong">Hvordan får jeg tilgang?</text:span> Mange bøker er gratis tilgjengelig for alle i Norge. Nyere bøker kan være skannet, men ikke mulig å lese ennå.<text:line-break/><text:span text:style-name="Strong">Lenke:</text:span> <text:a xlink:type="simple" xlink:href="https://www.nb.no/search?mediatype=b%C3%B8ker" text:style-name="Internet_20_link" text:visited-style-name="Visited_20_Internet_20_Link">https://www.nb.no/search?mediatype=b%C3%B8ker&amp;viewability=ALL</text:a></text:p>
      <text:p text:style-name="P16"/>
      <text:p text:style-name="P25"><text:span text:style-name="T17">Idunn: Fag og forskning</text:span></text:p>
      <text:p text:style-name="P10"><text:span text:style-name="Strong">Hva: </text:span>I Idunn finner du fag- og forskningstidsskrifter og åpent tilgjengelige (<text:span text:style-name="Emphasis">open access</text:span>) forskningsbøker.  Idunn er Universitetsforlagets digitale plattform. Du kan søke og lese over 32 000 kvalitetssikrede tidsskriftartikler og bokkapitler innenfor en rekke fagområder. Nye artikler, utgaver, tidsskrifter og bøker blir løpende lagt til.</text:p>
      <text:p text:style-name="P10"><text:span text:style-name="Strong">Hvordan får jeg tilgang? </text:span>Du får tilgang på biblioteket. Du kan enten bruke bibliotekets pc-er eller trådløsnettet i biblioteket.</text:p>
      <text:p text:style-name="P10"><text:span text:style-name="Strong">Lenke:</text:span> <text:a xlink:type="simple" xlink:href="https://www.idunn.no/" text:style-name="Internet_20_link" text:visited-style-name="Visited_20_Internet_20_Link">https://www.idunn.no/</text:a></text:p>
      <text:p text:style-name="P24"/>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onnes, Mona</meta:initial-creator>
    <dc:creator>Aili E.</dc:creator>
    <meta:editing-cycles>2</meta:editing-cycles>
    <meta:creation-date>2020-11-30T12:33:00</meta:creation-date>
    <dc:date>2020-11-30T12:33:00</dc:date>
    <meta:editing-duration>P0D</meta:editing-duration>
    <meta:generator>LibreOffice/6.4.6.2$Linux_X86_64 LibreOffice_project/40$Build-2</meta:generator>
    <meta:document-statistic meta:table-count="0" meta:image-count="0" meta:object-count="0" meta:page-count="7" meta:paragraph-count="100" meta:word-count="1434" meta:character-count="11042" meta:non-whitespace-character-count="9663"/>
    <meta:user-defined meta:name="AppVersion">16.0000</meta:user-defined>
    <meta:user-defined meta:name="Company">Finnmark fylkeskommune</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